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a00cf" officeooo:paragraph-rsid="001a00cf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tyle="italic" officeooo:rsid="001a00cf" officeooo:paragraph-rsid="001a00cf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1a6c7b" officeooo:paragraph-rsid="001a6c7b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officeooo:rsid="001a6c7b" officeooo:paragraph-rsid="001a6c7b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officeooo:rsid="001acde6" officeooo:paragraph-rsid="001acde6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1acde6" officeooo:paragraph-rsid="001acde6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" officeooo:rsid="001acde6" officeooo:paragraph-rsid="001acde6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officeooo:rsid="001acde6" officeooo:paragraph-rsid="001cfdda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Times New Roman" officeooo:rsid="001bc85a" officeooo:paragraph-rsid="001bc85a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Times New Roman" officeooo:rsid="001bc85a" officeooo:paragraph-rsid="001cfdda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Times New Roman" officeooo:rsid="000ea352" officeooo:paragraph-rsid="001db551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officeooo:rsid="001db551" officeooo:paragraph-rsid="001db551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1a6c7b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cfdda" officeooo:paragraph-rsid="001cfdda"/>
    </style:style>
    <style:style style:name="P15" style:family="paragraph" style:parent-style-name="Standard" style:list-style-name="L2">
      <style:text-properties officeooo:rsid="001cfdda" officeooo:paragraph-rsid="001cfdda"/>
    </style:style>
    <style:style style:name="P16" style:family="paragraph" style:list-style-name="L2"/>
    <style:style style:name="T1" style:family="text">
      <style:text-properties officeooo:rsid="001acde6"/>
    </style:style>
    <style:style style:name="T2" style:family="text">
      <style:text-properties officeooo:rsid="001bc85a"/>
    </style:style>
    <style:style style:name="T3" style:family="text">
      <style:text-properties style:font-name="Times New Roman" officeooo:rsid="001acde6"/>
    </style:style>
    <style:style style:name="T4" style:family="text">
      <style:text-properties style:font-name="Times New Roman" officeooo:rsid="001a6c7b"/>
    </style:style>
    <style:style style:name="T5" style:family="text">
      <style:text-properties officeooo:rsid="001cfd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rtrait de Nascien</text:p>
      <text:p text:style-name="P1"/>
      <text:p text:style-name="P1"/>
      <text:p text:style-name="P3">Guerre :</text:p>
      <text:p text:style-name="P3"/>
      <text:list xml:id="list3364567423121715518" text:style-name="L1">
        <text:list-item>
          <text:p text:style-name="P14">Gagne les guerres contre le roi Tholomé, le roi de Northumberland et le roi Crudel.</text:p>
        </text:list-item>
        <text:list-item>
          <text:p text:style-name="P13"><text:span text:style-name="T4">Rejoint son beau-frère le roi Évalac le Malconnu dans la guerre contre le roi <text:s/>Tholomé et se bat par amitié.</text:span></text:p>
        </text:list-item>
        <text:list-item>
          <text:p text:style-name="P4">Fait des prodiges <text:span text:style-name="T1">et favorise le cours des</text:span> différentes batailles auxquelles il participe.</text:p>
        </text:list-item>
        <text:list-item>
          <text:p text:style-name="P4">Tue <text:span text:style-name="T2">des</text:span> adversaires <text:span text:style-name="T2">charismatiques</text:span> : Manartur le frère du roi Tholomé, le géant sur l'île et le roi de Northumberland.</text:p>
        </text:list-item>
        <text:list-item>
          <text:p text:style-name="P4">Résiste aux blessures et à la douleur.</text:p>
        </text:list-item>
        <text:list-item>
          <text:p text:style-name="P5">Supplie Mordrain de ne pas exécuter Nabur, le sénéchal du roi Tholomé fait prisonnier.</text:p>
        </text:list-item>
        <text:list-item>
          <text:p text:style-name="P5">Suggère d'attaquer le roi de Northumberland par surprise.</text:p>
        </text:list-item>
        <text:list-item>
          <text:p text:style-name="P5">Fait fuir les chevaliers du roi Crudel et délivre Mordrain.</text:p>
        </text:list-item>
      </text:list>
      <text:p text:style-name="P6"/>
      <text:p text:style-name="P6"/>
      <text:p text:style-name="P6">Religion :</text:p>
      <text:p text:style-name="P6"/>
      <text:list xml:id="list1394308907860226734" text:style-name="L2">
        <text:list-item>
          <text:p text:style-name="P15">Prie le Seigneur.</text:p>
        </text:list-item>
        <text:list-item>
          <text:p text:style-name="P15">A des visions et entend des voix.</text:p>
        </text:list-item>
        <text:list-item>
          <text:p text:style-name="P12">Veut connaître le sens de ses visions.</text:p>
        </text:list-item>
        <text:list-item>
          <text:p text:style-name="P12">Est sermonné pour son manque de foi.</text:p>
        </text:list-item>
        <text:list-item>
          <text:p text:style-name="P11">Est renseigné au sujet de ses visions.</text:p>
        </text:list-item>
        <text:list-item>
          <text:p text:style-name="P8">Est fasciné par le Graal.</text:p>
        </text:list-item>
        <text:list-item>
          <text:p text:style-name="P8">Est aveuglé pour avoir approcher le Graal de trop près.</text:p>
        </text:list-item>
        <text:list-item>
          <text:p text:style-name="P10">Reçoit le Saint Esp<text:span text:style-name="T5">rit.</text:span></text:p>
        </text:list-item>
        <text:list-item>
          <text:p text:style-name="P10">Converse avec le Seigneur.</text:p>
        </text:list-item>
        <text:list-item>
          <text:p text:style-name="P10">Comprend la nature transcendante du Seigneur.</text:p>
        </text:list-item>
        <text:list-item>
          <text:p text:style-name="P8">Ne perd <text:span text:style-name="T5">jamais</text:span> espoir et a le cœur intègre comme Job.</text:p>
        </text:list-item>
        <text:list-item>
          <text:p text:style-name="P8">Reconnaît son manque de foi <text:span text:style-name="T5">et</text:span> les fautes qu'il a commises.</text:p>
        </text:list-item>
        <text:list-item>
          <text:p text:style-name="P8">Accepte l<text:span text:style-name="T5">a pénitence</text:span> avec faveur : aveuglement pour avoir soulevé la patène du Graal, blessure à l'épaule pour avoir brandi l'épée interdite.</text:p>
        </text:list-item>
        <text:list-item>
          <text:p text:style-name="P8">Reconnaît la volonté de Dieu à l'origine des événements qui adviennent <text:span text:style-name="T2">dans le monde</text:span>.</text:p>
        </text:list-item>
        <text:list-item>
          <text:p><text:span text:style-name="T3">Demande lui-même le baptême après la guerre contre le roi Tholomé.</text:span></text:p>
        </text:list-item>
        <text:list-item>
          <text:p text:style-name="P7">Accompagne Josephé dans sa mission d'évangélisation des territoires d'Orient.</text:p>
        </text:list-item>
        <text:list-item>
          <text:p text:style-name="P7">Fait édifier des sépultures en l'honneur <text:span text:style-name="T2">du seigneur de Charabel, de Nabor et du géant Pharem, tous trois pourtant ennemis du Seigneur.</text:span></text:p>
        </text:list-item>
        <text:list-item>
          <text:p text:style-name="P9">Fait la rencontre providentielle en mer des hommes de la cité de Cordes qui lui offrent des vivres pour l'hi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26T09:02:35.746775992</meta:creation-date>
    <dc:date>2015-06-26T11:58:00.626128276</dc:date>
    <dc:creator>Gauthier </dc:creator>
    <meta:editing-duration>PT2H46M1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320" meta:character-count="1765" meta:non-whitespace-character-count="1499"/>
  </office:meta>
</office:document-meta>
</file>